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3.8972in"/>
    </style:style>
    <style:style style:name="co4" style:family="table-column">
      <style:table-column-properties fo:break-before="auto" style:column-width="4.7362in"/>
    </style:style>
    <style:style style:name="co5" style:family="table-column">
      <style:table-column-properties fo:break-before="auto" style:column-width="1.1366in"/>
    </style:style>
    <style:style style:name="co6" style:family="table-column">
      <style:table-column-properties fo:break-before="auto" style:column-width="1.6335in"/>
    </style:style>
    <style:style style:name="co7" style:family="table-column">
      <style:table-column-properties fo:break-before="auto" style:column-width="0.8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/>
    </style:style>
    <style:style style:name="ce2" style:family="table-cell" style:parent-style-name="Default">
      <style:table-cell-properties fo:background-color="#8e86a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6d6d"/>
    </style:style>
    <style:style style:name="ce7" style:family="table-cell" style:parent-style-name="Default">
      <style:table-cell-properties fo:background-color="#000000"/>
      <style:text-properties fo:font-weight="bold"/>
    </style:style>
    <style:style style:name="ce8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b2b2b2"/>
      <style:text-properties fo:font-weight="bold"/>
    </style:style>
    <style:style style:name="ce17" style:family="table-cell" style:parent-style-name="Default">
      <style:table-cell-properties fo:background-color="#8e86ae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6d6d"/>
    </style:style>
    <style:style style:name="ce6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000000"/>
      <style:text-properties fo:font-weight="bold"/>
    </style:style>
    <style:style style:name="ce23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bbq_tas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3"/>
        <table:table-column table:style-name="co8" table:number-columns-repeated="16376"/>
        <table:table-row table:style-name="ro1">
          <table:table-cell table:style-name="ce16" office:value-type="string" calcext:value-type="string">
            <text:p>chapter</text:p>
          </table:table-cell>
          <table:table-cell table:style-name="ce16" office:value-type="string" calcext:value-type="string">
            <text:p>topic</text:p>
          </table:table-cell>
          <table:table-cell table:style-name="ce16" office:value-type="string" calcext:value-type="string">
            <text:p>output_file</text:p>
          </table:table-cell>
          <table:table-cell table:style-name="ce16" office:value-type="string" calcext:value-type="string">
            <text:p>script</text:p>
          </table:table-cell>
          <table:table-cell table:style-name="ce16" office:value-type="string" calcext:value-type="string">
            <text:p>flags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notes</text:p>
          </table:table-cell>
          <table:table-cell table:style-name="ce22"/>
          <table:table-cell table:style-name="ce1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1</text:p>
          </table:table-cell>
          <table:table-cell table:style-name="ce18" office:value-type="string" calcext:value-type="string">
            <text:p>bbq-which_macromolecule-questions.txt</text:p>
          </table:table-cell>
          <table:table-cell table:style-name="ce18" office:value-type="string" calcext:value-type="string">
            <text:p>{bp_root}/biochemistry-problems/PUBCHEM/which_macromolecule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1</text:p>
          </table:table-cell>
          <table:table-cell office:value-type="string" calcext:value-type="string">
            <text:p>bbq-which_hydrophobic-simple-questions.txt</text:p>
          </table:table-cell>
          <table:table-cell office:value-type="string" calcext:value-type="string">
            <text:p>{bp_root}/biochemistry-problems/which_hydrophobic-simple.py</text:p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C-macromolecule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acromolecules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optimal_buffering_range-questions.txt</text:p>
          </table:table-cell>
          <table:table-cell office:value-type="string" calcext:value-type="string">
            <text:p>{bp_root}/biochemistry-problems/buffers/optimal_buffering_range.py</text:p>
          </table:table-cell>
          <table:table-cell table:number-columns-repeated="4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pKa_buffer_state-2_protons-questions.txt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2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pKa_buffer_state-3_protons-questions.txt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3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pKa_buffer_state-4_protons-questions.txt</text:p>
          </table:table-cell>
          <table:table-cell office:value-type="string" calcext:value-type="string">
            <text:p>{bp_root}/biochemistry-problems/buffers/pKa_buffer_state.py</text:p>
          </table:table-cell>
          <table:table-cell office:value-type="string" calcext:value-type="string">
            <text:p>--protons 4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equation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equation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pH_mc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pH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pH_num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pH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pKa_mc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pKa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pKa_num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pKa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ratio_mc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mc --ratio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2</text:p>
          </table:table-cell>
          <table:table-cell office:value-type="string" calcext:value-type="string">
            <text:p>bbq-Henderson-Hasselbalch-ratio_num-questions.txt</text:p>
          </table:table-cell>
          <table:table-cell office:value-type="string" calcext:value-type="string">
            <text:p>{bp_root}/biochemistry-problems/Henderson-Hasselbalch.py</text:p>
          </table:table-cell>
          <table:table-cell office:value-type="string" calcext:value-type="string">
            <text:p>--num --ratio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bbq-polypeptide_mc_sequence-2_amino_acids-questions.txt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easy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bbq-polypeptide_mc_sequence-3_amino_acids-questions.txt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medium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3</text:p>
          </table:table-cell>
          <table:table-cell office:value-type="string" calcext:value-type="string">
            <text:p>bbq-polypeptide_mc_sequence-4_amino_acids-questions.txt</text:p>
          </table:table-cell>
          <table:table-cell office:value-type="string" calcext:value-type="string">
            <text:p>{bp_root}/biochemistry-problems/PUBCHEM/polypeptide_mc_sequence.py</text:p>
          </table:table-cell>
          <table:table-cell office:value-type="string" calcext:value-type="string">
            <text:p>--rigorous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3</text:p>
          </table:table-cell>
          <table:table-cell table:style-name="ce18" office:value-type="string" calcext:value-type="string">
            <text:p>bbq-which_amino_acid-FIB-questions.txt</text:p>
          </table:table-cell>
          <table:table-cell table:style-name="ce18" office:value-type="string" calcext:value-type="string">
            <text:p>{bp_root}/biochemistry-problems/PUBCHEM/which_amino_acid.py</text:p>
          </table:table-cell>
          <table:table-cell table:style-name="ce18" office:value-type="string" calcext:value-type="string">
            <text:p>--mc</text:p>
          </table:table-cell>
          <table:table-cell table:style-name="ce18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3</text:p>
          </table:table-cell>
          <table:table-cell table:style-name="ce18" office:value-type="string" calcext:value-type="string">
            <text:p>bbq-which_amino_acid-MC-7_choices-questions.txt</text:p>
          </table:table-cell>
          <table:table-cell table:style-name="ce18" office:value-type="string" calcext:value-type="string">
            <text:p>{bp_root}/biochemistry-problems/PUBCHEM/which_amino_acid.py</text:p>
          </table:table-cell>
          <table:table-cell table:style-name="ce18" office:value-type="string" calcext:value-type="string">
            <text:p>--fib</text:p>
          </table:table-cell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MC-amino_acid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amino_acids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office:value-type="string" calcext:value-type="string">
            <text:p>topic04</text:p>
          </table:table-cell>
          <table:table-cell office:value-type="string" calcext:value-type="string">
            <text:p>bbq-alpha_helix_h-bonds-MC-questions.txt</text:p>
          </table:table-cell>
          <table:table-cell office:value-type="string" calcext:value-type="string">
            <text:p>{bp_root}/biochemistry-problems/alpha_helix_h-bonds.py</text:p>
          </table:table-cell>
          <table:table-cell office:value-type="string" calcext:value-type="string">
            <text:p>--mc</text:p>
          </table:table-cell>
          <table:table-cell table:number-columns-repeated="3"/>
          <table:table-cell table:style-name="ce6" table:number-columns-repeated="16376"/>
        </table:table-row>
        <table:table-row table:style-name="ro1">
          <table:table-cell table:style-name="ce18" office:value-type="string" calcext:value-type="string">
            <text:p>biochemistry</text:p>
          </table:table-cell>
          <table:table-cell table:style-name="ce18" office:value-type="string" calcext:value-type="string">
            <text:p>topic04</text:p>
          </table:table-cell>
          <table:table-cell table:style-name="ce18" office:value-type="string" calcext:value-type="string">
            <text:p>bbq-alpha_helix_h-bonds-MC-questions.txt</text:p>
          </table:table-cell>
          <table:table-cell table:style-name="ce18" office:value-type="string" calcext:value-type="string">
            <text:p>{bp_root}/biochemistry-problems/alpha_helix_h-bonds.py</text:p>
          </table:table-cell>
          <table:table-cell table:style-name="ce18" office:value-type="string" calcext:value-type="string">
            <text:p>--ma</text:p>
          </table:table-cell>
          <table:table-cell table:style-name="ce18" table:number-columns-repeated="16379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4</text:p>
          </table:table-cell>
          <table:table-cell table:style-name="ce18" office:value-type="string" calcext:value-type="string">
            <text:p>bbq-ionic_bond_amino_acids-questions.txt</text:p>
          </table:table-cell>
          <table:table-cell table:style-name="ce18" office:value-type="string" calcext:value-type="string">
            <text:p>{bp_root}/biochemistry-problems/ionic_bond_amino_acids.py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levels_of_protein_structure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levels_of_protein_structure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5</text:p>
          </table:table-cell>
          <table:table-cell table:style-name="ce18" office:value-type="string" calcext:value-type="string">
            <text:p>bbq-isoelectric_one_protein-questions.txt</text:p>
          </table:table-cell>
          <table:table-cell table:style-name="ce18" office:value-type="string" calcext:value-type="string">
            <text:p>{bp_root}/biochemistry-problems/isoelectric_one_protein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5</text:p>
          </table:table-cell>
          <table:table-cell table:style-name="ce18" office:value-type="string" calcext:value-type="string">
            <text:p>bbq-isoelectric_two_proteins-questions.txt</text:p>
          </table:table-cell>
          <table:table-cell table:style-name="ce18" office:value-type="string" calcext:value-type="string">
            <text:p>{bp_root}/biochemistry-problems/isoelectric_two_proteins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5</text:p>
          </table:table-cell>
          <table:table-cell table:style-name="ce18" office:value-type="string" calcext:value-type="string">
            <text:p>bbq-protein_gel_migration-questions.txt</text:p>
          </table:table-cell>
          <table:table-cell table:style-name="ce18" office:value-type="string" calcext:value-type="string">
            <text:p>{bp_root}/biochemistry-problems/protein_gel_migration.py</text:p>
          </table:table-cell>
          <table:table-cell table:style-name="ce18" office:value-type="string" calcext:value-type="string">
            <text:p>--mc</text:p>
          </table:table-cell>
          <table:table-cell table:style-name="ce18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5</text:p>
          </table:table-cell>
          <table:table-cell table:style-name="ce18" office:value-type="string" calcext:value-type="string">
            <text:p>bbq-protein_gel_migration-questions.txt</text:p>
          </table:table-cell>
          <table:table-cell table:style-name="ce18" office:value-type="string" calcext:value-type="string">
            <text:p>{bp_root}/biochemistry-problems/protein_gel_migration.py</text:p>
          </table:table-cell>
          <table:table-cell table:style-name="ce18" office:value-type="string" calcext:value-type="string">
            <text:p>--num</text:p>
          </table:table-cell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C-cell_disruption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cell_disruption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C-chromatography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chromatography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C-protein_v_dna_gel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protein_v_dna_gels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TF-chemical_reaction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chemical_reaction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TF-gibbs_free_energy_equation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gibbs_free_energy_equation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TF-thermodynamic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thermodynamic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C-energy_term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energy_term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7</text:p>
          </table:table-cell>
          <table:table-cell table:style-name="ce18" office:value-type="string" calcext:value-type="string">
            <text:p>bbq-BCHM355-metabolic_pathway_inhibitor-questions.txt</text:p>
          </table:table-cell>
          <table:table-cell table:style-name="ce18" office:value-type="string" calcext:value-type="string">
            <text:p>{bp_root}/biochemistry-problems/metabolic_pathway_inhibitor.py</text:p>
          </table:table-cell>
          <table:table-cell table:style-name="ce18" office:value-type="string" calcext:value-type="string">
            <text:p>--biol301</text:p>
          </table:table-cell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7</text:p>
          </table:table-cell>
          <table:table-cell table:style-name="ce18" office:value-type="string" calcext:value-type="string">
            <text:p>bbq-BCHM355-metabolic_pathway_inhibitor-questions.txt</text:p>
          </table:table-cell>
          <table:table-cell table:style-name="ce18" office:value-type="string" calcext:value-type="string">
            <text:p>{bp_root}/biochemistry-problems/metabolic_pathway_inhibitor.py</text:p>
          </table:table-cell>
          <table:table-cell table:style-name="ce18" office:value-type="string" calcext:value-type="string">
            <text:p>--bchm355</text:p>
          </table:table-cell>
          <table:table-cell table:style-name="ce18" table:number-columns-repeated="2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7</text:p>
          </table:table-cell>
          <table:table-cell table:style-name="ce18" office:value-type="string" calcext:value-type="string">
            <text:p>bbq-michaelis_menten_table-inhibition-questions.txt</text:p>
          </table:table-cell>
          <table:table-cell table:style-name="ce18" office:value-type="string" calcext:value-type="string">
            <text:p>{bp_root}/biochemistry-problems/michaelis_menten_table-inhibition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7</text:p>
          </table:table-cell>
          <table:table-cell table:style-name="ce18" office:value-type="string" calcext:value-type="string">
            <text:p>bbq-michaelis_menten_table-Km-questions.txt</text:p>
          </table:table-cell>
          <table:table-cell table:style-name="ce18" office:value-type="string" calcext:value-type="string">
            <text:p>{bp_root}/biochemistry-problems/michaelis_menten_table-Km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TF-enzyme_equilibrium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enzyme_equilibrium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TF-m-m_kinetic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m-m_kinetic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enzyme_cofactor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enzyme_cofactors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which_enzyme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which_enzyme.yml</text:p>
          </table:table-cell>
          <table:table-cell table:style-name="ce6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MC-enzyme_terminology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enzyme_terminology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8</text:p>
          </table:table-cell>
          <table:table-cell table:style-name="ce18" office:value-type="string" calcext:value-type="string">
            <text:p>bbq-metabolic_pathway_allosteric-questions.txt</text:p>
          </table:table-cell>
          <table:table-cell table:style-name="ce18" office:value-type="string" calcext:value-type="string">
            <text:p>{bp_root}/biochemistry-problems/metabolic_pathway_allosteric.py</text:p>
          </table:table-cell>
          <table:table-cell table:style-name="ce18" table:number-columns-repeated="3"/>
          <table:table-cell/>
          <table:table-cell table:style-name="ce18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lassify_Fischer-MA-with_hint-questions.txt</text:p>
          </table:table-cell>
          <table:table-cell table:style-name="ce18" office:value-type="string" calcext:value-type="string">
            <text:p>{bp_root}/biochemistry-problems/carbohydrates_classification/classify_Fischer.py</text:p>
          </table:table-cell>
          <table:table-cell table:style-name="ce18" table:number-columns-repeated="16380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lassify_Haworth-MA-with_hint-FURAN-questions.txt</text:p>
          </table:table-cell>
          <table:table-cell table:style-name="ce18" office:value-type="string" calcext:value-type="string">
            <text:p>{bp_root}/biochemistry-problems/carbohydrates_classification/classify_Haworth.py</text:p>
          </table:table-cell>
          <table:table-cell table:style-name="ce18" office:value-type="string" calcext:value-type="string">
            <text:p>--furan</text:p>
          </table:table-cell>
          <table:table-cell table:style-name="ce18" table:number-columns-repeated="16379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lassify_Haworth-MA-with_hint-PYRAN-questions.txt</text:p>
          </table:table-cell>
          <table:table-cell table:style-name="ce18" office:value-type="string" calcext:value-type="string">
            <text:p>{bp_root}/biochemistry-problems/carbohydrates_classification/classify_Haworth.py</text:p>
          </table:table-cell>
          <table:table-cell table:style-name="ce18" office:value-type="string" calcext:value-type="string">
            <text:p>--pyran</text:p>
          </table:table-cell>
          <table:table-cell table:style-name="ce18" table:number-columns-repeated="16379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D_to_L_Fischer_configuration-questions.txt</text:p>
          </table:table-cell>
          <table:table-cell table:style-name="ce18" office:value-type="string" calcext:value-type="string">
            <text:p>{bp_root}/biochemistry-problems/carbohydrates_classification/D_to_L_Fischer_configuration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D_to_L_Haworth_configuration-questions.txt</text:p>
          </table:table-cell>
          <table:table-cell table:style-name="ce18" office:value-type="string" calcext:value-type="string">
            <text:p>{bp_root}/biochemistry-problems/carbohydrates_classification/D_to_L_Haworth_configuration.py</text:p>
          </table:table-cell>
          <table:table-cell table:style-name="ce18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MATCH-polysaccharide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polysaccharide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MC-polysaccharide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polysaccharide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onvert_Haworth_to_Fischer-MC-with_hint-FURAN-5_choices-questions.txt</text:p>
          </table:table-cell>
          <table:table-cell table:style-name="ce18" office:value-type="string" calcext:value-type="string">
            <text:p>{bp_root}/biochemistry-problems/carbohydrates_classification/convert_Haworth_to_Fischer.py</text:p>
          </table:table-cell>
          <table:table-cell table:style-name="ce18" office:value-type="string" calcext:value-type="string">
            <text:p>--furan</text:p>
          </table:table-cell>
          <table:table-cell table:style-name="ce18"/>
          <table:table-cell table:style-name="ce18" office:value-type="string" calcext:value-type="string">
            <text:p>script not found</text:p>
          </table:table-cell>
          <table:table-cell table:style-name="ce18" table:number-columns-repeated="16377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onvert_Haworth_to_Fischer-MC-with_hint-PYRAN-5_choices-questions.txt</text:p>
          </table:table-cell>
          <table:table-cell table:style-name="ce18" office:value-type="string" calcext:value-type="string">
            <text:p>{bp_root}/biochemistry-problems/carbohydrates_classification/convert_Haworth_to_Fischer.py</text:p>
          </table:table-cell>
          <table:table-cell table:style-name="ce18" office:value-type="string" calcext:value-type="string">
            <text:p>--pyran</text:p>
          </table:table-cell>
          <table:table-cell table:style-name="ce18" table:number-columns-repeated="16379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onvert_Fischer_to_Haworth-MC-with_hint-FURAN-5_choices-questions.txt</text:p>
          </table:table-cell>
          <table:table-cell table:style-name="ce18" office:value-type="string" calcext:value-type="string">
            <text:p>{bp_root}/biochemistry-problems/carbohydrates_classification/convert_Fischer_to_Haworth.py</text:p>
          </table:table-cell>
          <table:table-cell table:style-name="ce18" office:value-type="string" calcext:value-type="string">
            <text:p>--furan</text:p>
          </table:table-cell>
          <table:table-cell table:style-name="ce18"/>
          <table:table-cell table:style-name="ce18" office:value-type="string" calcext:value-type="string">
            <text:p>script not found</text:p>
          </table:table-cell>
          <table:table-cell table:style-name="ce18" table:number-columns-repeated="16377"/>
        </table:table-row>
        <table:table-row table:style-name="ro1">
          <table:table-cell table:style-name="ce17" office:value-type="string" calcext:value-type="string">
            <text:p>biochemistry</text:p>
          </table:table-cell>
          <table:table-cell table:style-name="ce18" office:value-type="string" calcext:value-type="string">
            <text:p>topic09</text:p>
          </table:table-cell>
          <table:table-cell table:style-name="ce18" office:value-type="string" calcext:value-type="string">
            <text:p>bbq-convert_Fischer_to_Haworth-MC-with_hint-PYRAN-5_choices-questions.txt</text:p>
          </table:table-cell>
          <table:table-cell table:style-name="ce18" office:value-type="string" calcext:value-type="string">
            <text:p>{bp_root}/biochemistry-problems/carbohydrates_classification/convert_Fischer_to_Haworth.py</text:p>
          </table:table-cell>
          <table:table-cell table:style-name="ce18" office:value-type="string" calcext:value-type="string">
            <text:p>--pyran</text:p>
          </table:table-cell>
          <table:table-cell table:style-name="ce18" table:number-columns-repeated="16379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18" office:value-type="string" calcext:value-type="string">
            <text:p>topic01</text:p>
          </table:table-cell>
          <table:table-cell table:style-name="ce18" office:value-type="string" calcext:value-type="string">
            <text:p>bbq-beadle_tatum-metabolic_pathway-5_metabolites-questions.txt</text:p>
          </table:table-cell>
          <table:table-cell table:style-name="ce18" office:value-type="string" calcext:value-type="string">
            <text:p>{bp_root}/molecular_biology-problems/beadle_tatum-metabolic_pathway.py</text:p>
          </table:table-cell>
          <table:table-cell table:style-name="ce18" table:number-columns-repeated="16380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ATCH-genetic_disorder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genetic_disorder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ATCH-genetics_terminology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genetics_terminology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C-genetic_disorder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genetic_disorder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1</text:p>
          </table:table-cell>
          <table:table-cell table:style-name="ce6" office:value-type="string" calcext:value-type="string">
            <text:p>bbq-MC-genetics_terminology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genetics_terminology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chargaff_dna_percent-5_choices-questions.txt</text:p>
          </table:table-cell>
          <table:table-cell table:style-name="ce6" office:value-type="string" calcext:value-type="string">
            <text:p>{bp_root}/molecular_biology-problems/chargaff_dna_percent.py</text:p>
          </table:table-cell>
          <table:table-cell table:style-name="ce6" office:value-type="string" calcext:value-type="string">
            <text:p>-c 5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complementary_sequences-mc-directionless-questions.txt</text:p>
          </table:table-cell>
          <table:table-cell table:style-name="ce6" office:value-type="string" calcext:value-type="string">
            <text:p>{bp_root}/molecular_biology-problems/complementary_sequences.py</text:p>
          </table:table-cell>
          <table:table-cell table:style-name="ce6" office:value-type="string" calcext:value-type="string">
            <text:p>--mc --directionless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complementary_sequences-mc-prime-questions.txt</text:p>
          </table:table-cell>
          <table:table-cell table:style-name="ce6" office:value-type="string" calcext:value-type="string">
            <text:p>{bp_root}/molecular_biology-problems/complementary_sequences.py</text:p>
          </table:table-cell>
          <table:table-cell table:style-name="ce6" office:value-type="string" calcext:value-type="string">
            <text:p>--mc --prime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TFMS-dna_structure-biol_351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dna_structure-biol_351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2</text:p>
          </table:table-cell>
          <table:table-cell table:style-name="ce6" office:value-type="string" calcext:value-type="string">
            <text:p>bbq-TFMS-nucleotide_component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nucleotide_component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blood_type_agglutination_test-questions.txt</text:p>
          </table:table-cell>
          <table:table-cell table:style-name="ce6" office:value-type="string" calcext:value-type="string">
            <text:p>{bp_root}/dna_profiling-problems/blood_type_agglutination_test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hla_genotype-2_markers-black-questions.txt</text:p>
          </table:table-cell>
          <table:table-cell table:style-name="ce6" office:value-type="string" calcext:value-type="string">
            <text:p>{bp_root}/dna_profiling-problems/hla_genotype.py</text:p>
          </table:table-cell>
          <table:table-cell table:style-name="ce6" office:value-type="string" calcext:value-type="string">
            <text:p>-n 2 --bw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hla_genotype-3_markers-color-questions.txt</text:p>
          </table:table-cell>
          <table:table-cell table:style-name="ce6" office:value-type="string" calcext:value-type="string">
            <text:p>{bp_root}/dna_profiling-problems/hla_genotype.py</text:p>
          </table:table-cell>
          <table:table-cell table:style-name="ce6" office:value-type="string" calcext:value-type="string">
            <text:p>-n 3 --color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father_html-EASY-3_males-questions.txt</text:p>
          </table:table-cell>
          <table:table-cell table:style-name="ce6" office:value-type="string" calcext:value-type="string">
            <text:p>{bp_root}/dna_profiling-problems/who_father_html.py</text:p>
          </table:table-cell>
          <table:table-cell table:style-name="ce6" office:value-type="string" calcext:value-type="string">
            <text:p>--easy -c 3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father_html-HARD-9_males-questions.txt</text:p>
          </table:table-cell>
          <table:table-cell table:style-name="ce6" office:value-type="string" calcext:value-type="string">
            <text:p>{bp_root}/dna_profiling-problems/who_father_html.py</text:p>
          </table:table-cell>
          <table:table-cell table:style-name="ce6" office:value-type="string" calcext:value-type="string">
            <text:p>--hard -c 9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father_html-MEDIUM-5_males-questions.txt</text:p>
          </table:table-cell>
          <table:table-cell table:style-name="ce6" office:value-type="string" calcext:value-type="string">
            <text:p>{bp_root}/dna_profiling-problems/who_father_html.py</text:p>
          </table:table-cell>
          <table:table-cell table:style-name="ce6" office:value-type="string" calcext:value-type="string">
            <text:p>--medium -c 5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killer_html-EASY-4_suspects-questions.txt</text:p>
          </table:table-cell>
          <table:table-cell table:style-name="ce6" office:value-type="string" calcext:value-type="string">
            <text:p>{bp_root}/dna_profiling-problems/who_killer_html.py</text:p>
          </table:table-cell>
          <table:table-cell table:style-name="ce6" office:value-type="string" calcext:value-type="string">
            <text:p>--easy -c 4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killer_html-HARD-9_suspects-questions.txt</text:p>
          </table:table-cell>
          <table:table-cell table:style-name="ce6" office:value-type="string" calcext:value-type="string">
            <text:p>{bp_root}/dna_profiling-problems/who_killer_html.py</text:p>
          </table:table-cell>
          <table:table-cell table:style-name="ce6" office:value-type="string" calcext:value-type="string">
            <text:p>--hard -c 9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who_killer_html-MEDIUM-5_suspects-questions.txt</text:p>
          </table:table-cell>
          <table:table-cell table:style-name="ce6" office:value-type="string" calcext:value-type="string">
            <text:p>{bp_root}/dna_profiling-problems/who_killer_html.py</text:p>
          </table:table-cell>
          <table:table-cell table:style-name="ce6" office:value-type="string" calcext:value-type="string">
            <text:p>--medium -c 5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linear_digest-length_10-sites_3-strand-questions.txt</text:p>
          </table:table-cell>
          <table:table-cell table:style-name="ce6" office:value-type="string" calcext:value-type="string">
            <text:p>{bp_root}/molecular_biology-problems/linear_digest.py</text:p>
          </table:table-cell>
          <table:table-cell table:style-name="ce6" office:value-type="string" calcext:value-type="string">
            <text:p>-n 10 -s 3 --strand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linear_digest-length_13-sites_3-fragment-questions.txt</text:p>
          </table:table-cell>
          <table:table-cell table:style-name="ce6" office:value-type="string" calcext:value-type="string">
            <text:p>{bp_root}/molecular_biology-problems/linear_digest.py</text:p>
          </table:table-cell>
          <table:table-cell table:style-name="ce6" office:value-type="string" calcext:value-type="string">
            <text:p>-n 13 -s 3 --fragment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linear_digest-length_16-sites_4-strand-questions.txt</text:p>
          </table:table-cell>
          <table:table-cell table:style-name="ce6" office:value-type="string" calcext:value-type="string">
            <text:p>{bp_root}/molecular_biology-problems/linear_digest.py</text:p>
          </table:table-cell>
          <table:table-cell table:style-name="ce6" office:value-type="string" calcext:value-type="string">
            <text:p>-n 16 -s 4 --strand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linear_digest-length_8-sites_2-fragment-questions.txt</text:p>
          </table:table-cell>
          <table:table-cell table:style-name="ce6" office:value-type="string" calcext:value-type="string">
            <text:p>{bp_root}/molecular_biology-problems/linear_digest.py</text:p>
          </table:table-cell>
          <table:table-cell table:style-name="ce6" office:value-type="string" calcext:value-type="string">
            <text:p>-n 8 -s 2 --fragment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overhang_sequence-MC-6_choices-questions.txt</text:p>
          </table:table-cell>
          <table:table-cell table:style-name="ce6" office:value-type="string" calcext:value-type="string">
            <text:p>{bp_root}/molecular_biology-problems/overhang_sequence.py</text:p>
          </table:table-cell>
          <table:table-cell table:style-name="ce6" office:value-type="string" calcext:value-type="string">
            <text:p>--mc -c 6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overhang_type-end_type-questions.txt</text:p>
          </table:table-cell>
          <table:table-cell table:style-name="ce6" office:value-type="string" calcext:value-type="string">
            <text:p>{bp_root}/molecular_biology-problems/overhang_type.py</text:p>
          </table:table-cell>
          <table:table-cell table:style-name="ce6" office:value-type="string" calcext:value-type="string">
            <text:p>--end-type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overhang_type-overhang_type-questions.txt</text:p>
          </table:table-cell>
          <table:table-cell table:style-name="ce6" office:value-type="string" calcext:value-type="string">
            <text:p>{bp_root}/molecular_biology-problems/overhang_type.py</text:p>
          </table:table-cell>
          <table:table-cell table:style-name="ce6" office:value-type="string" calcext:value-type="string">
            <text:p>--overhang-type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palindrome_sequence_match-questions.txt</text:p>
          </table:table-cell>
          <table:table-cell table:style-name="ce6" office:value-type="string" calcext:value-type="string">
            <text:p>{bp_root}/molecular_biology-problems/palindrome_sequence_match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3</text:p>
          </table:table-cell>
          <table:table-cell table:style-name="ce6" office:value-type="string" calcext:value-type="string">
            <text:p>bbq-TFMS-english_palindrome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english_palindrome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onohybrid_genotype_statements-questions.txt</text:p>
          </table:table-cell>
          <table:table-cell table:style-name="ce6" office:value-type="string" calcext:value-type="string">
            <text:p>{bp_root}/inheritance-problems/monohybrid_genotype_statements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punnett_choice-questions.txt</text:p>
          </table:table-cell>
          <table:table-cell table:style-name="ce6" office:value-type="string" calcext:value-type="string">
            <text:p>{bp_root}/inheritance-problems/punnett_choice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ATCH-mendel_cross_terminology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ndel_cross_terminology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ATCH-mendel_four_principle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ndel_four_principle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ATCH-mendelian_genetics_term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ndelian_genetics_term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ATCH-monohybrid_cross_genotype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onohybrid_cross_genotype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mendel_cross_terminology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ndel_cross_terminology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mendel_four_principle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ndel_four_principle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mendelian_genetics_term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ndelian_genetics_term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4</text:p>
          </table:table-cell>
          <table:table-cell table:style-name="ce6" office:value-type="string" calcext:value-type="string">
            <text:p>bbq-MC-monohybrid_cross_genotype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onohybrid_cross_genotype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blood_type_mother-questions.txt</text:p>
          </table:table-cell>
          <table:table-cell table:style-name="ce6" office:value-type="string" calcext:value-type="string">
            <text:p>{bp_root}/inheritance-problems/blood_type_mother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blood_type_offspring-questions.txt</text:p>
          </table:table-cell>
          <table:table-cell table:style-name="ce6" office:value-type="string" calcext:value-type="string">
            <text:p>{bp_root}/inheritance-problems/blood_type_offspring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dihybrid_cross_epistatic_gene_interactions-4_choices-questions.txt</text:p>
          </table:table-cell>
          <table:table-cell table:style-name="ce6" office:value-type="string" calcext:value-type="string">
            <text:p>{bp_root}/inheritance-problems/dihybrid_cross_epistatic_gene_interactions.py</text:p>
          </table:table-cell>
          <table:table-cell table:style-name="ce6" office:value-type="string" calcext:value-type="string">
            <text:p>-c 4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dihybrid_cross_epistatic_gene_metabolics-4_choices-questions.txt</text:p>
          </table:table-cell>
          <table:table-cell table:style-name="ce6" office:value-type="string" calcext:value-type="string">
            <text:p>{bp_root}/inheritance-problems/dihybrid_cross_epistatic_gene_metabolics.py</text:p>
          </table:table-cell>
          <table:table-cell table:style-name="ce6" office:value-type="string" calcext:value-type="string">
            <text:p>-c 4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epistasis_test_cross-forward_direction-4_choices-questions.txt</text:p>
          </table:table-cell>
          <table:table-cell table:style-name="ce6" office:value-type="string" calcext:value-type="string">
            <text:p>{bp_root}/inheritance-problems/epistasis_test_cross.py</text:p>
          </table:table-cell>
          <table:table-cell table:style-name="ce6" office:value-type="string" calcext:value-type="string">
            <text:p>--forward -c 4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epistasis_test_cross-inverse_direction-4_choices-questions.txt</text:p>
          </table:table-cell>
          <table:table-cell table:style-name="ce6" office:value-type="string" calcext:value-type="string">
            <text:p>{bp_root}/inheritance-problems/epistasis_test_cross.py</text:p>
          </table:table-cell>
          <table:table-cell table:style-name="ce6" office:value-type="string" calcext:value-type="string">
            <text:p>--inverse -c 4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onohybrid_degrees_of_dominance-questions.txt</text:p>
          </table:table-cell>
          <table:table-cell table:style-name="ce6" office:value-type="string" calcext:value-type="string">
            <text:p>{bp_root}/inheritance-problems/monohybrid_degrees_of_dominance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onohybrid_genotype_statements-questions.txt</text:p>
          </table:table-cell>
          <table:table-cell table:style-name="ce6" office:value-type="string" calcext:value-type="string">
            <text:p>{bp_root}/inheritance-problems/monohybrid_genotype_statements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unique_cross_genotypes-with_hint-6_genes-questions.txt</text:p>
          </table:table-cell>
          <table:table-cell table:style-name="ce6" office:value-type="string" calcext:value-type="string">
            <text:p>{bp_root}/inheritance-problems/unique_cross_genotypes.py</text:p>
          </table:table-cell>
          <table:table-cell table:style-name="ce6" office:value-type="string" calcext:value-type="string">
            <text:p>--with-hint -n 6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unique_cross_phenotypes-with_hint-6_genes-questions.txt</text:p>
          </table:table-cell>
          <table:table-cell table:style-name="ce6" office:value-type="string" calcext:value-type="string">
            <text:p>{bp_root}/inheritance-problems/unique_cross_phenotypes.py</text:p>
          </table:table-cell>
          <table:table-cell table:style-name="ce6" office:value-type="string" calcext:value-type="string">
            <text:p>--with-hint -n 6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unique_gametes-with_hint-7_genes-questions.txt</text:p>
          </table:table-cell>
          <table:table-cell table:style-name="ce6" office:value-type="string" calcext:value-type="string">
            <text:p>{bp_root}/inheritance-problems/unique_gametes.py</text:p>
          </table:table-cell>
          <table:table-cell table:style-name="ce6" office:value-type="string" calcext:value-type="string">
            <text:p>--with-hint -n 7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ATCH-monohybrid_cross_genotype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onohybrid_cross_genotype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5</text:p>
          </table:table-cell>
          <table:table-cell table:style-name="ce6" office:value-type="string" calcext:value-type="string">
            <text:p>bbq-MC-monohybrid_cross_genotype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onohybrid_cross_genotype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dominant_and_X-linked_recessive-questions.txt</text:p>
          </table:table-cell>
          <table:table-cell table:style-name="ce6" office:value-type="string" calcext:value-type="string">
            <text:p>{bp_root}/inheritance-problems/dominant_and_X-linked_recessive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poisson_flies-questions.txt</text:p>
          </table:table-cell>
          <table:table-cell table:style-name="ce6" office:value-type="string" calcext:value-type="string">
            <text:p>{bp_root}/inheritance-problems/poisson_flies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probabiliy_of_progeny-questions.txt</text:p>
          </table:table-cell>
          <table:table-cell table:style-name="ce6" office:value-type="string" calcext:value-type="string">
            <text:p>{bp_root}/inheritance-problems/probabiliy_of_progeny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TFMS-mitosis_and_meiosis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mitosis_and_meiosi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ATCH-meiosis_prophase_1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iosis_prophase_1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ATCH-meiosis_term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meiosis_term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ATCH-sex_determination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sex_determination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C-meiosis_prophase_1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iosis_prophase_1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C-meiosis_term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meiosis_term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MC-sex_determination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sex_determination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pedigree_choice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6</text:p>
          </table:table-cell>
          <table:table-cell table:style-name="ce6" office:value-type="string" calcext:value-type="string">
            <text:p>bbq-pedigree_match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chi_square_choices-questions.txt</text:p>
          </table:table-cell>
          <table:table-cell table:style-name="ce6" office:value-type="string" calcext:value-type="string">
            <text:p>{bp_root}/inheritance-problems/chisquare/chi_square_choices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chi_square_errors-questions.txt</text:p>
          </table:table-cell>
          <table:table-cell table:style-name="ce6" office:value-type="string" calcext:value-type="string">
            <text:p>{bp_root}/inheritance-problems/chisquare/chi_square_errors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TFMS-chi-square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chi-square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MATCH-chi-square_term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chi-square_term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7</text:p>
          </table:table-cell>
          <table:table-cell table:style-name="ce6" office:value-type="string" calcext:value-type="string">
            <text:p>bbq-MC-chi-square_term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chi-square_term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etrad_ordered-centromere_distance-MC-questions.txt</text:p>
          </table:table-cell>
          <table:table-cell table:style-name="ce6" office:value-type="string" calcext:value-type="string">
            <text:p>{bp_root}/inheritance-problems/genemapping/tetrad_ordered-centromere_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etrad_unordered_three_gene-find_one_distance-MC-questions.txt</text:p>
          </table:table-cell>
          <table:table-cell table:style-name="ce6" office:value-type="string" calcext:value-type="string">
            <text:p>{bp_root}/inheritance-problems/genemapping/tetrad_unordered_three_gene-find_one_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etrad_unordered_two_gene-find_distance-MC-questions.txt</text:p>
          </table:table-cell>
          <table:table-cell table:style-name="ce6" office:value-type="string" calcext:value-type="string">
            <text:p>{bp_root}/inheritance-problems/genemapping/tetrad_unordered_two_gene-find_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etrad_unordered_two_gene-test_linkage-questions.txt</text:p>
          </table:table-cell>
          <table:table-cell table:style-name="ce6" office:value-type="string" calcext:value-type="string">
            <text:p>{bp_root}/inheritance-problems/genemapping/tetrad_unordered_two_gene-test_linkage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find_interence-MC-questions.txt</text:p>
          </table:table-cell>
          <table:table-cell table:style-name="ce6" office:value-type="string" calcext:value-type="string">
            <text:p>{bp_root}/inheritance-problems/genemapping/three-point_test_cross-find_intere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one_gene_distance-MC-questions.txt</text:p>
          </table:table-cell>
          <table:table-cell table:style-name="ce6" office:value-type="string" calcext:value-type="string">
            <text:p>{bp_root}/inheritance-problems/genemapping/three-point_test_cross-one_gene_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which_genotypes-DOUBLE-questions.txt</text:p>
          </table:table-cell>
          <table:table-cell table:style-name="ce6" office:value-type="string" calcext:value-type="string">
            <text:p>{bp_root}/inheritance-problems/genemapping/three-point_test_cross-which_genotypes.py</text:p>
          </table:table-cell>
          <table:table-cell table:style-name="ce6" office:value-type="string" calcext:value-type="string">
            <text:p>--double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which_genotypes-GENES-questions.txt</text:p>
          </table:table-cell>
          <table:table-cell table:style-name="ce6" office:value-type="string" calcext:value-type="string">
            <text:p>{bp_root}/inheritance-problems/genemapping/three-point_test_cross-which_genotypes.py</text:p>
          </table:table-cell>
          <table:table-cell table:style-name="ce6" office:value-type="string" calcext:value-type="string">
            <text:p>--genes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hree-point_test_cross-which_genotypes-PARENTAL-questions.txt</text:p>
          </table:table-cell>
          <table:table-cell table:style-name="ce6" office:value-type="string" calcext:value-type="string">
            <text:p>{bp_root}/inheritance-problems/genemapping/three-point_test_cross-which_genotypes.py</text:p>
          </table:table-cell>
          <table:table-cell table:style-name="ce6" office:value-type="string" calcext:value-type="string">
            <text:p>--parental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wo-point_test_cross-cis-trans-questions.txt</text:p>
          </table:table-cell>
          <table:table-cell table:style-name="ce6" office:value-type="string" calcext:value-type="string">
            <text:p>{bp_root}/inheritance-problems/genemapping/two-point_test_cross-cis-trans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wo-point_test_cross-distance-MC-questions.txt</text:p>
          </table:table-cell>
          <table:table-cell table:style-name="ce6" office:value-type="string" calcext:value-type="string">
            <text:p>{bp_root}/inheritance-problems/genemapping/two-point_test_cross-distance.py</text:p>
          </table:table-cell>
          <table:table-cell table:style-name="ce6" office:value-type="string" calcext:value-type="string">
            <text:p>--mc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wo-point_test_cross-which_genotypes-PARENTAL-questions.txt</text:p>
          </table:table-cell>
          <table:table-cell table:style-name="ce6" office:value-type="string" calcext:value-type="string">
            <text:p>{bp_root}/inheritance-problems/genemapping/two-point_test_cross-which_genotypes.py</text:p>
          </table:table-cell>
          <table:table-cell table:style-name="ce6" office:value-type="string" calcext:value-type="string">
            <text:p>--parental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8</text:p>
          </table:table-cell>
          <table:table-cell table:style-name="ce6" office:value-type="string" calcext:value-type="string">
            <text:p>bbq-two-point_test_cross-which_genotypes-RECOMBINANT-questions.txt</text:p>
          </table:table-cell>
          <table:table-cell table:style-name="ce6" office:value-type="string" calcext:value-type="string">
            <text:p>{bp_root}/inheritance-problems/genemapping/two-point_test_cross-which_genotypes.py</text:p>
          </table:table-cell>
          <table:table-cell table:style-name="ce6" office:value-type="string" calcext:value-type="string">
            <text:p>--recombinant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cytogenetic_notation-aneuploidy-questions.txt</text:p>
          </table:table-cell>
          <table:table-cell table:style-name="ce6" office:value-type="string" calcext:value-type="string">
            <text:p>{bp_root}/inheritance-problems/cytogenetic_notation-aneuploidy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cytogenetic_notation-rearrangements-questions.txt</text:p>
          </table:table-cell>
          <table:table-cell table:style-name="ce6" office:value-type="string" calcext:value-type="string">
            <text:p>{bp_root}/inheritance-problems/cytogenetic_notation-rearrangements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letter_translocation_problem_color-black-questions.txt</text:p>
          </table:table-cell>
          <table:table-cell table:style-name="ce6" office:value-type="string" calcext:value-type="string">
            <text:p>{bp_root}/inheritance-problems/letter_translocation_problem_color.py</text:p>
          </table:table-cell>
          <table:table-cell table:style-name="ce6" office:value-type="string" calcext:value-type="string">
            <text:p>--bw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letter_translocation_problem_color-questions.txt</text:p>
          </table:table-cell>
          <table:table-cell table:style-name="ce6" office:value-type="string" calcext:value-type="string">
            <text:p>{bp_root}/inheritance-problems/letter_translocation_problem_color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polyploid-gametes-questions.txt</text:p>
          </table:table-cell>
          <table:table-cell table:style-name="ce6" office:value-type="string" calcext:value-type="string">
            <text:p>{bp_root}/inheritance-problems/polyploid-gametes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polyploid-monoploid_v_haploid-questions.txt</text:p>
          </table:table-cell>
          <table:table-cell table:style-name="ce6" office:value-type="string" calcext:value-type="string">
            <text:p>{bp_root}/inheritance-problems/polyploid-monoploid_v_haploid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robertsonian-questions.txt</text:p>
          </table:table-cell>
          <table:table-cell table:style-name="ce6" office:value-type="string" calcext:value-type="string">
            <text:p>{bp_root}/inheritance-problems/robertsonian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translocation_meiosis_table-questions.txt</text:p>
          </table:table-cell>
          <table:table-cell table:style-name="ce6" office:value-type="string" calcext:value-type="string">
            <text:p>{bp_root}/inheritance-problems/translocation_meiosis_table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MATCH-chromosome_shapes-questions.txt</text:p>
          </table:table-cell>
          <table:table-cell table:style-name="ce6" office:value-type="string" calcext:value-type="string">
            <text:p>YMMS</text:p>
          </table:table-cell>
          <table:table-cell table:style-name="ce6"/>
          <table:table-cell table:style-name="ce6" office:value-type="string" calcext:value-type="string">
            <text:p>chromosome_shape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MC-chromosome_shapes-questions.txt</text:p>
          </table:table-cell>
          <table:table-cell table:style-name="ce6" office:value-type="string" calcext:value-type="string">
            <text:p>YMWOMC</text:p>
          </table:table-cell>
          <table:table-cell table:style-name="ce6"/>
          <table:table-cell table:style-name="ce6" office:value-type="string" calcext:value-type="string">
            <text:p>chromosome_shapes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04_genes-FRE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04_genes-TABL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06_genes-TABL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08_genes-TABL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09</text:p>
          </table:table-cell>
          <table:table-cell table:style-name="ce6" office:value-type="string" calcext:value-type="string">
            <text:p>bbq-deletion_mutants-16_genes-TABLE-MC-questions.txt</text:p>
          </table:table-cell>
          <table:table-cell table:style-name="ce6" table:number-columns-repeated="3"/>
          <table:table-cell table:style-name="ce6" office:value-type="string" calcext:value-type="string">
            <text:p>script not found</text:p>
          </table:table-cell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0</text:p>
          </table:table-cell>
          <table:table-cell table:style-name="ce6" office:value-type="string" calcext:value-type="string">
            <text:p>bbq-hardy_weinberg_mc_type-questions.txt</text:p>
          </table:table-cell>
          <table:table-cell table:style-name="ce6" office:value-type="string" calcext:value-type="string">
            <text:p>{bp_root}/inheritance-problems/hardy_weinberg_mc_type.py</text:p>
          </table:table-cell>
          <table:table-cell table:style-name="ce6" table:number-columns-repeated="3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0</text:p>
          </table:table-cell>
          <table:table-cell table:style-name="ce6" office:value-type="string" calcext:value-type="string">
            <text:p>bbq-TFMS-h-w_non-evolve_criteria-questions.txt</text:p>
          </table:table-cell>
          <table:table-cell table:style-name="ce6" office:value-type="string" calcext:value-type="string">
            <text:p>YMCS</text:p>
          </table:table-cell>
          <table:table-cell table:style-name="ce6"/>
          <table:table-cell table:style-name="ce6" office:value-type="string" calcext:value-type="string">
            <text:p>h-w_non-evolve_criteria.yml</text:p>
          </table:table-cell>
          <table:table-cell table:style-name="ce6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1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1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2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2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3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3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4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4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choice_plus-TABLE_mode-LEVEL_5-questions.txt</text:p>
          </table:table-cell>
          <table:table-cell table:style-name="ce6" office:value-type="string" calcext:value-type="string">
            <text:p>{bp_root}/inheritance-problems/genetrees/gene_tree_choice_plus.py</text:p>
          </table:table-cell>
          <table:table-cell table:style-name="ce6" office:value-type="string" calcext:value-type="string">
            <text:p>--level 5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DIFFERENT_mode-EASY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different --easy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DIFFERENT_mode-MEDIUM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different --medium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DIFFERENT_mode-RIGOROUS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different --rigorous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SAME_mode-EASY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same --easy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SAME_mode-MEDIUM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same --medium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19" office:value-type="string" calcext:value-type="string">
            <text:p>genetics</text:p>
          </table:table-cell>
          <table:table-cell table:style-name="ce6" office:value-type="string" calcext:value-type="string">
            <text:p>topic11</text:p>
          </table:table-cell>
          <table:table-cell table:style-name="ce6" office:value-type="string" calcext:value-type="string">
            <text:p>bbq-gene_tree_matches_plus-SAME_mode-RIGOROUS_level-questions.txt</text:p>
          </table:table-cell>
          <table:table-cell table:style-name="ce6" office:value-type="string" calcext:value-type="string">
            <text:p>{bp_root}/inheritance-problems/genetrees/gene_tree_matches_plus.py</text:p>
          </table:table-cell>
          <table:table-cell table:style-name="ce6" office:value-type="string" calcext:value-type="string">
            <text:p>--same --rigorous</text:p>
          </table:table-cell>
          <table:table-cell table:style-name="ce6" table:number-columns-repeated="2"/>
          <table:table-cell/>
          <table:table-cell table:style-name="ce6" table:number-columns-repeated="16376"/>
        </table:table-row>
        <table:table-row table:style-name="ro1">
          <table:table-cell table:style-name="ce20" office:value-type="string" calcext:value-type="string">
            <text:p>molecular_biology</text:p>
          </table:table-cell>
          <table:table-cell table:style-name="ce18" office:value-type="string" calcext:value-type="string">
            <text:p>topic01</text:p>
          </table:table-cell>
          <table:table-cell table:style-name="ce18" office:value-type="string" calcext:value-type="string">
            <text:p>bbq-beadle_tatum-metabolic_pathway-5_metabolites-questions.txt</text:p>
          </table:table-cell>
          <table:table-cell table:style-name="ce18" office:value-type="string" calcext:value-type="string">
            <text:p>{bp_root}/molecular_biology-problems/beadle_tatum-metabolic_pathway.py</text:p>
          </table:table-cell>
          <table:table-cell table:style-name="ce18" table:number-columns-repeated="16380"/>
        </table:table-row>
        <table:table-row table:style-name="ro1" table:number-rows-repeated="1048408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  <table:database-ranges>
        <table:database-range table:name="__Anonymous_Sheet_DB__0" table:target-range-address="bbq_tasks.A1:bbq_tasks.G1048576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T Sans Narrow" svg:font-family="'PT Sans Narrow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transparent"/>
      <style:text-properties style:font-name="PT Sans Narrow" fo:font-family="'PT Sans Narrow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4:54:22.93464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1T12:50:07.973326000</dc:date>
    <meta:editing-duration>PT11H12M18S</meta:editing-duration>
    <meta:editing-cycles>6</meta:editing-cycles>
    <meta:generator>LibreOffice/25.8.4.2$MacOSX_AARCH64 LibreOffice_project/290daaa01b999472f0c7a3890eb6a550fd74c6df</meta:generator>
    <meta:document-statistic meta:table-count="1" meta:cell-count="795" meta:object-count="0"/>
  </office:meta>
</office:document-meta>
</file>